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187f31" officeooo:paragraph-rsid="00187f31"/>
    </style:style>
    <style:style style:name="P2" style:family="paragraph" style:parent-style-name="Standard">
      <style:text-properties officeooo:rsid="001a14bc" officeooo:paragraph-rsid="001a14bc"/>
    </style:style>
    <style:style style:name="P3" style:family="paragraph" style:parent-style-name="Standard">
      <style:text-properties officeooo:rsid="00187f31" officeooo:paragraph-rsid="00187f31"/>
    </style:style>
    <style:style style:name="P4" style:family="paragraph" style:parent-style-name="Standard">
      <style:text-properties style:font-name="sans-serif" fo:font-size="12.75pt"/>
    </style:style>
    <style:style style:name="P5" style:family="paragraph" style:parent-style-name="Signature">
      <style:text-properties officeooo:rsid="001a918c" officeooo:paragraph-rsid="001a918c"/>
    </style:style>
    <style:style style:name="T1" style:family="text">
      <style:text-properties officeooo:rsid="001a918c"/>
    </style:style>
    <style:style style:name="T2" style:family="text">
      <style:text-properties style:font-name="sans-serif" fo:font-size="14.2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Antoine CHENON Guillaume ROY</text:p>
      <text:p text:style-name="Title">Acquisition de connaissance 2</text:p>
      <text:p text:style-name="Subtitle">TP<text:span text:style-name="T1">0</text:span>2-<text:span text:style-name="T1">4INFO</text:span> <text:span text:style-name="T2"><text:s/>Programmation logique inductive</text:span></text:p>
      <text:h text:style-name="Heading_20_1" text:outline-level="1">1 - Prise en main - Les trains de Michalsky</text:h>
      <text:h text:style-name="Heading_20_1" text:outline-level="1">2 - Une affaire de famille</text:h>
      <text:h text:style-name="Heading_20_1" text:outline-level="1">3 - Les figures du Poker</text:h>
      <text:p text:style-name="P1"/>
      <text:p text:style-name="P1">Top down approach</text:p>
      <text:p text:style-name="P1"><text:s/>on parcourt pas toutes les clauses, on s'arrête quand on trouve la régle qui accepte tous les positifs et rejette tous les negatifs</text:p>
      <text:p text:style-name="P1"/>
      <text:p text:style-name="P1">modeh &lt;-- h pour head modeh( <text:s text:c="2"/>, eastbound(+train)). Modeh ce qu'on cherche modeb les clauses qui servent à construire la règle pour trouver modeh</text:p>
      <text:p text:style-name="P1">Modeb &lt;-- b pour body modeb(*,has_car(+train, -car)) le nombre correspond au nombre de succès</text:p>
      <text:p text:style-name="P1"><text:tab/><text:tab/><text:tab/><text:tab/> <text:s text:c="3"/>1, <text:s/>has_car(-train,+car)</text:p>
      <text:p text:style-name="P1"/>
      <text:p text:style-name="P2">carré y'a le plus de contraint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1T17:01:00.318525548</meta:creation-date>
    <meta:editing-duration>P0D</meta:editing-duration>
    <meta:editing-cycles>2</meta:editing-cycles>
    <meta:generator>LibreOffice/4.2.7.2$Linux_X86_64 LibreOffice_project/420$Build-2</meta:generator>
    <dc:date>2015-02-11T17:11:10.222587144</dc:date>
    <dc:creator>Roy Guillaume</dc:creator>
    <meta:document-statistic meta:table-count="0" meta:image-count="0" meta:object-count="0" meta:page-count="1" meta:paragraph-count="12" meta:word-count="106" meta:character-count="644" meta:non-whitespace-character-count="537"/>
  </office:meta>
</office:document-meta>
</file>